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3" office:value-type="string" calcext:value-type="string">
            <text:p>Site name</text:p>
          </table:table-cell>
          <table:table-cell table:style-name="ce3" office:value-type="string" calcext:value-type="string">
            <text:p>URL</text:p>
          </table:table-cell>
          <table:table-cell table:style-name="ce6" office:value-type="string" calcext:value-type="string">
            <text:p>Product listing</text:p>
          </table:table-cell>
          <table:table-cell table:style-name="ce6" office:value-type="string" calcext:value-type="string">
            <text:p>Product listing done</text:p>
          </table:table-cell>
          <table:table-cell table:style-name="ce6" office:value-type="string" calcext:value-type="string">
            <text:p>Product listing URL</text:p>
          </table:table-cell>
          <table:table-cell table:style-name="ce6" office:value-type="string" calcext:value-type="string">
            <text:p>Comments</text:p>
          </table:table-cell>
          <table:table-cell table:style-name="ce7" office:value-type="string" calcext:value-type="string">
            <text:p>Pre-builts</text:p>
          </table:table-cell>
          <table:table-cell table:style-name="ce7" office:value-type="string" calcext:value-type="string">
            <text:p>Pre-builts done</text:p>
          </table:table-cell>
          <table:table-cell table:style-name="ce7" office:value-type="string" calcext:value-type="string">
            <text:p>Pre-builts URL</text:p>
          </table:table-cell>
          <table:table-cell table:style-name="ce7" office:value-type="string" calcext:value-type="string">
            <text:p>Comments</text:p>
          </table:table-cell>
          <table:table-cell table:style-name="ce9" office:value-type="string" calcext:value-type="string">
            <text:p>Bundles</text:p>
          </table:table-cell>
          <table:table-cell table:style-name="ce9" office:value-type="string" calcext:value-type="string">
            <text:p>Bundles done</text:p>
          </table:table-cell>
          <table:table-cell table:style-name="ce9" office:value-type="string" calcext:value-type="string">
            <text:p>Bundle URL</text:p>
          </table:table-cell>
          <table:table-cell table:style-name="ce9"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mdcomputers</text:p>
          </table:table-cell>
          <table:table-cell office:value-type="string" calcext:value-type="string">
            <text:p><text:a xlink:href="https://mdcomputers.in/" xlink:type="simple">https://mdcomputers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mdcomputers.in/combo-deals" xlink:type="simple">https://mdcomputers.in/combo-deals</text:a></text:p>
          </table:table-cell>
          <table:table-cell/>
        </table:table-row>
        <table:table-row table:style-name="ro1" table:visibility="filter">
          <table:table-cell office:value-type="string" calcext:value-type="string">
            <text:p>smcinternational</text:p>
          </table:table-cell>
          <table:table-cell office:value-type="string" calcext:value-type="string">
            <text:p><text:a xlink:href="https://smcinternational.in/" xlink:type="simple">https://smcinternational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comp</text:p>
          </table:table-cell>
          <table:table-cell office:value-type="string" calcext:value-type="string">
            <text:p><text:a xlink:href="https://starcomp.in/" xlink:type="simple">https://starcomp.in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starcomp.in/gaming-zone/gaming-desktops/pre-owned-gaming-rigs.html" xlink:type="simple">https://starcomp.in/gaming-zone/gaming-desktops/pre-owned-gaming-rigs.html</text:a>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starcomp.in/gaming-zone/combo-offers.html" xlink:type="simple">https://starcomp.in/gaming-zone/combo-offers.html</text:a></text:p>
          </table:table-cell>
          <table:table-cell office:value-type="string" calcext:value-type="string">
            <text:p>No products available</text:p>
          </table:table-cell>
        </table:table-row>
        <table:table-row table:style-name="ro1" table:visibility="filter">
          <table:table-cell office:value-type="string" calcext:value-type="string">
            <text:p>vedantcomputers</text:p>
          </table:table-cell>
          <table:table-cell office:value-type="string" calcext:value-type="string">
            <text:p><text:a xlink:href="https://www.vedantcomputers.com/" xlink:type="simple">https://www.vedantcomputers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cstudio</text:p>
          </table:table-cell>
          <table:table-cell office:value-type="string" calcext:value-type="string">
            <text:p><text:a xlink:href="https://www.pcstudio.in/" xlink:type="simple">https://www.pcstudio.in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mvp</text:p>
          </table:table-cell>
          <table:table-cell office:value-type="string" calcext:value-type="string">
            <text:p><text:a xlink:href="https://www.themvp.in/" xlink:type="simple">https://www.themvp.in/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chait</text:p>
          </table:table-cell>
          <table:table-cell table:style-name="ce2" office:value-type="string" calcext:value-type="string">
            <text:p><text:span text:style-name="T1"><text:a xlink:href="https://golchhait.com/" xlink:type="simple">https://golchhait.com/</text:a></text:span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imeabgb</text:p>
          </table:table-cell>
          <table:table-cell office:value-type="string" calcext:value-type="string">
            <text:p><text:a xlink:href="https://www.primeabgb.com/" xlink:type="simple">https://www.primeabgb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www.primeabgb.com/buy-online-price-india/special-combo-cpu-motherboard/" xlink:type="simple">https://www.primeabgb.com/buy-online-price-india/special-combo-cpu-motherboard/</text:a></text:p>
          </table:table-cell>
          <table:table-cell office:value-type="string" calcext:value-type="string">
            <text:p>URL for processor-motherboard combo/Cabinet-SPMS combo are unknown</text:p>
          </table:table-cell>
        </table:table-row>
        <table:table-row table:style-name="ro1" table:visibility="filter">
          <table:table-cell office:value-type="string" calcext:value-type="string">
            <text:p>pcbworldtech</text:p>
          </table:table-cell>
          <table:table-cell office:value-type="string" calcext:value-type="string">
            <text:p><text:a xlink:href="https://www.pcbworldtech.com/" xlink:type="simple">https://www.pcbworldtech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lggamingindia</text:p>
          </table:table-cell>
          <table:table-cell office:value-type="string" calcext:value-type="string">
            <text:p><text:a xlink:href="https://tlggaming.com/" xlink:type="simple">https://tlggaming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pstech</text:p>
          </table:table-cell>
          <table:table-cell office:value-type="string" calcext:value-type="string">
            <text:p><text:a xlink:href="https://www.tpstech.in/" xlink:type="simple">https://www.tpstech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RL not available</text:p>
          </table:table-cell>
        </table:table-row>
        <table:table-row table:style-name="ro1">
          <table:table-cell office:value-type="string" calcext:value-type="string">
            <text:p>techmartunbox</text:p>
          </table:table-cell>
          <table:table-cell office:value-type="string" calcext:value-type="string">
            <text:p><text:a xlink:href="https://techmartunbox.com/" xlink:type="simple">https://techmartunbox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techmartunbox.com/product-category/pre-build-pc/" xlink:type="simple">https://techmartunbox.com/product-category/pre-build-pc/</text:a>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marttechno</text:p>
          </table:table-cell>
          <table:table-cell office:value-type="string" calcext:value-type="string">
            <text:p><text:a xlink:href="https://smarttechno.in/" xlink:type="simple">https://smarttechno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shalperipherals</text:p>
          </table:table-cell>
          <table:table-cell office:value-type="string" calcext:value-type="string">
            <text:p><text:a xlink:href="https://www.vishalperipherals.in/" xlink:type="simple">https://www.vishalperipherals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sncomps</text:p>
          </table:table-cell>
          <table:table-cell office:value-type="string" calcext:value-type="string">
            <text:p><text:a xlink:href="https://gamesncomps.com/" xlink:type="simple">https://gamesncomps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amesncomps.com/product-category/accessories/other-accessories/cpu-combo/" xlink:type="simple">https://gamesncomps.com/product-category/accessories/other-accessories/cpu-combo/</text:a>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terspace</text:p>
          </table:table-cell>
          <table:table-cell office:value-type="string" calcext:value-type="string">
            <text:p><text:a xlink:href="https://computerspace.in/" xlink:type="simple">https://computerspace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pify</text:p>
          </table:table-cell>
          <table:table-cell office:value-type="string" calcext:value-type="string">
            <text:p><text:a xlink:href="https://compify.in/" xlink:type="simple">https://compify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RL not available</text:p>
          </table:table-cell>
        </table:table-row>
        <table:table-row table:style-name="ro1" table:visibility="filter">
          <table:table-cell office:value-type="string" calcext:value-type="string">
            <text:p>thevaluestore</text:p>
          </table:table-cell>
          <table:table-cell office:value-type="string" calcext:value-type="string">
            <text:p><text:a xlink:href="https://www.thevaluestore.in/" xlink:type="simple">https://www.thevaluestore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eitdepot</text:p>
          </table:table-cell>
          <table:table-cell office:value-type="string" calcext:value-type="string">
            <text:p><text:a xlink:href="https://www.theitdepot.com/" xlink:type="simple">https://www.theitdepot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haridiye</text:p>
          </table:table-cell>
          <table:table-cell office:value-type="string" calcext:value-type="string">
            <text:p><text:a xlink:href="https://www.kharidiye.com/" xlink:type="simple">https://www.kharidiye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RL not available</text:p>
          </table:table-cell>
        </table:table-row>
        <table:table-row table:style-name="ro1" table:visibility="filter">
          <table:table-cell office:value-type="string" calcext:value-type="string">
            <text:p>overclockerszone</text:p>
          </table:table-cell>
          <table:table-cell office:value-type="string" calcext:value-type="string">
            <text:p><text:a xlink:href="https://www.overclockerszone.com/" xlink:type="simple">https://www.overclockerszone.com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rthit</text:p>
          </table:table-cell>
          <table:table-cell office:value-type="string" calcext:value-type="string">
            <text:p><text:a xlink:href="https://worthit.in/" xlink:type="simple">https://worthit.in/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Some of the model_no are 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chdreams</text:p>
          </table:table-cell>
          <table:table-cell office:value-type="string" calcext:value-type="string">
            <text:p><text:a xlink:href="https://techdreams.co.in/" xlink:type="simple">https://techdreams.co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tkart</text:p>
          </table:table-cell>
          <table:table-cell office:value-type="string" calcext:value-type="string">
            <text:p><text:a xlink:href="https://www.bitkart.com/" xlink:type="simple">https://www.bitkart.com/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pc</text:p>
          </table:table-cell>
          <table:table-cell office:value-type="string" calcext:value-type="string">
            <text:p><text:a xlink:href="https://www.ant-pc.com/" xlink:type="simple">https://www.ant-pc.com/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jaysales</text:p>
          </table:table-cell>
          <table:table-cell table:style-name="ce2" office:value-type="string" calcext:value-type="string">
            <text:p><text:span text:style-name="T1"><text:a xlink:href="https://www.vijaysales.com/" xlink:type="simple">https://www.vijaysales.com/</text:a>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nly laptops and OEM desktop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hop</text:p>
          </table:table-cell>
          <table:table-cell table:style-name="ce8" office:value-type="string" calcext:value-type="string">
            <text:p><text:a xlink:href="https://www.pcshop.in/" xlink:type="simple">https://www.pcshop.in/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www.pcshop.in/pre-built-pcs/" xlink:type="simple">https://www.pcshop.in/pre-built-pcs/</text:a>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www.pcshop.in/product-category/save-big-with-combo/?ppp=-1" xlink:type="simple">https://www.pcshop.in/product-category/save-big-with-combo/?ppp=-1</text:a></text:p>
          </table:table-cell>
          <table:table-cell/>
        </table:table-row>
        <table:table-row table:style-name="ro1">
          <table:table-cell office:value-type="string" calcext:value-type="string">
            <text:p>modxcomputers</text:p>
          </table:table-cell>
          <table:table-cell office:value-type="string" calcext:value-type="string">
            <text:p><text:a xlink:href="https://modxcomputers.com/" xlink:type="simple">https://modxcomputers.com/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modxcomputers.com/product-category/pre-built-pc/" xlink:type="simple">https://modxcomputers.com/product-category/pre-built-pc/</text:a>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modxcomputers.com/product-category/combo-2/" xlink:type="simple">https://modxcomputers.com/product-category/combo-2/</text:a></text:p>
          </table:table-cell>
          <table:table-cell/>
        </table:table-row>
        <table:table-row table:style-name="ro1">
          <table:table-cell office:value-type="string" calcext:value-type="string">
            <text:p>tibgstore</text:p>
          </table:table-cell>
          <table:table-cell office:value-type="string" calcext:value-type="string">
            <text:p><text:a xlink:href="https://www.tibgstore.co.in/" xlink:type="simple">https://www.tibgstore.co.in/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Markdown price, brand and model no aren’t avail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www.tibgstore.co.in/product-category/pre-built-pc/" xlink:type="simple">https://www.tibgstore.co.in/product-category/pre-built-pc/</text:a>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N30" table:display-filter-buttons="true" table:orientation="column">
          <table:filter>
            <table:filter-and>
              <table:filter-condition table:field-number="7" table:value="N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6:20:27.730470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2:50:50.694338555</meta:creation-date>
    <dc:date>2021-10-24T17:54:31.594732771</dc:date>
    <meta:editing-duration>PT6H27M19S</meta:editing-duration>
    <meta:editing-cycles>14</meta:editing-cycles>
    <meta:generator>LibreOffice/6.1.5.2$Linux_AARCH64 LibreOffice_project/10$Build-2</meta:generator>
    <meta:document-statistic meta:table-count="1" meta:cell-count="265" meta:object-count="0"/>
  </office:meta>
</office:document-meta>
</file>